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beb815fee185217988687ace6e71f515.png"/>
  <manifest:file-entry manifest:media-type="image/png" manifest:full-path="Pictures/d2e925ce380cd2c8be41bf6218c15d31.png"/>
  <manifest:file-entry manifest:media-type="image/png" manifest:full-path="Pictures/0eebfd22bb242e2ff61a367bf843c45c.png"/>
  <manifest:file-entry manifest:media-type="image/png" manifest:full-path="Pictures/ca8a94535596adbc3e57cf4e0db0a943.png"/>
  <manifest:file-entry manifest:media-type="image/png" manifest:full-path="Pictures/0a2d831bea135b51b48c116965dacd72.png"/>
  <manifest:file-entry manifest:media-type="image/png" manifest:full-path="Pictures/177145c78a38a5258ebaa25fec18e43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8613df06c40909664427f5805738d630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8613df06c40909664427f5805738d630">
       <text:span text:style-name="T_a166147084ec7151ebf561247f08d94a">LTE Floor 6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beb815fee185217988687ace6e71f515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d2e925ce380cd2c8be41bf6218c15d31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0eebfd22bb242e2ff61a367bf843c45c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ca8a94535596adbc3e57cf4e0db0a943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0a2d831bea135b51b48c116965dacd72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177145c78a38a5258ebaa25fec18e435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0:57:34.000</dc:date>
    <dc:description>Sample 07 Description</dc:description>
    <dc:subject>Sample 07 Subject</dc:subject>
    <dc:title>Sample 07 Title</dc:title>
    <meta:creation-date>2015-04-16T00:57:34.000</meta:creation-date>
    <meta:initial-creator>HAT Developer</meta:initial-creator>
    <meta:keyword>office 2007 openxml libreoffice odt php</meta:keyword>
  </office:meta>
</office:document-meta>
</file>